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4cm" table:align="margins" style:writing-mode="lr-tb"/>
    </style:style>
    <style:style style:name="Tabla1.A" style:family="table-column">
      <style:table-column-properties style:column-width="4.08cm" style:rel-column-width="17544*"/>
    </style:style>
    <style:style style:name="Tabla1.B" style:family="table-column">
      <style:table-column-properties style:column-width="3.637cm" style:rel-column-width="15640*"/>
    </style:style>
    <style:style style:name="Tabla1.C" style:family="table-column">
      <style:table-column-properties style:column-width="4.653cm" style:rel-column-width="20009*"/>
    </style:style>
    <style:style style:name="Tabla1.D" style:family="table-column">
      <style:table-column-properties style:column-width="2.87cm" style:rel-column-width="12342*"/>
    </style:style>
    <style:style style:name="Tab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dddddd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5" style:family="paragraph" style:parent-style-name="Standard">
      <style:text-properties style:font-name="Arial Unicode MS" fo:font-size="12pt" officeooo:rsid="000ae794" officeooo:paragraph-rsid="000ae794" style:font-name-asian="Arial Unicode MS" style:font-size-asian="12pt" style:font-name-complex="Arial Unicode MS" style:font-size-complex="12pt"/>
    </style:style>
    <style:style style:name="P6" style:family="paragraph" style:parent-style-name="Standard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7" style:family="paragraph" style:parent-style-name="Standard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8" style:family="paragraph" style:parent-style-name="Standard">
      <style:text-properties style:font-name="Arial Unicode MS" fo:font-size="12pt" fo:font-weight="bold" officeooo:rsid="000ae794" officeooo:paragraph-rsid="000ae794" style:font-name-asian="Arial Unicode MS" style:font-size-asian="12pt" style:font-weight-asian="bold" style:font-name-complex="Arial Unicode MS" style:font-size-complex="12pt" style:font-weight-complex="bold"/>
    </style:style>
    <style:style style:name="P9" style:family="paragraph" style:parent-style-name="Standard">
      <style:text-properties style:use-window-font-color="true" style:font-name="Arial Unicode MS" fo:font-size="12pt" fo:language="es" fo:country="PR" fo:font-weight="normal" officeooo:rsid="000ae794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0" style:family="paragraph" style:parent-style-name="Standard">
      <style:text-properties style:use-window-font-color="true" style:font-name="Arial Unicode MS" fo:font-size="12pt" fo:language="es" fo:country="PR" fo:font-weight="normal" officeooo:rsid="000cd908" officeooo:paragraph-rsid="000cd908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1" style:family="paragraph" style:parent-style-name="Standard">
      <style:text-properties style:use-window-font-color="true" style:font-name="Arial Unicode MS" fo:font-size="12pt" fo:language="es" fo:country="PR" fo:font-weight="normal" officeooo:rsid="00154367" officeooo:paragraph-rsid="00154367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Text_20_body">
      <style:text-properties style:use-window-font-color="true" style:font-name="Arial Unicode MS" fo:font-size="12pt" fo:language="es" fo:country="PR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14" style:family="paragraph" style:parent-style-name="Normal_20__28_Web_29_">
      <style:paragraph-properties fo:margin-top="0cm" fo:margin-bottom="0.494cm" loext:contextual-spacing="false" fo:text-align="justify" style:justify-single-word="false"/>
      <style:text-properties style:font-name="Arial Unicode MS" fo:font-size="12pt" officeooo:rsid="000441ff" officeooo:paragraph-rsid="000441ff" style:font-name-asian="Arial Unicode MS" style:font-size-asian="12pt" style:font-name-complex="Arial Unicode MS" style:font-size-complex="12pt"/>
    </style:style>
    <style:style style:name="P15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16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officeooo:rsid="000676ed" officeooo:paragraph-rsid="000676ed" style:font-name-asian="Arial Unicode MS" style:font-size-asian="12pt" style:font-name-complex="Arial Unicode MS" style:font-size-complex="12pt"/>
    </style:style>
    <style:style style:name="P17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18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19" style:family="paragraph" style:parent-style-name="Normal_20__28_Web_29_">
      <style:paragraph-properties fo:text-align="justify" style:justify-single-word="false"/>
      <style:text-properties fo:font-size="12pt" style:font-size-asian="12pt" style:font-size-complex="12pt"/>
    </style:style>
    <style:style style:name="P20" style:family="paragraph" style:parent-style-name="Normal_20__28_Web_29_">
      <style:paragraph-properties fo:text-align="justify" style:justify-single-word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officeooo:rsid="00082917" officeooo:paragraph-rsid="00082917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2pt" fo:font-weight="bold" officeooo:rsid="00141d64" officeooo:paragraph-rsid="00141d64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fo:font-size="12pt" style:font-size-asian="12pt" style:font-size-complex="12pt"/>
    </style:style>
    <style:style style:name="P24" style:family="paragraph" style:parent-style-name="Table_20_Contents">
      <style:text-properties fo:font-size="12pt" officeooo:rsid="00082917" officeooo:paragraph-rsid="00082917" style:font-size-asian="12pt" style:font-size-complex="12pt"/>
    </style:style>
    <style:style style:name="P25" style:family="paragraph" style:parent-style-name="Text_20_body" style:list-style-name="L1">
      <style:text-properties style:use-window-font-color="true" style:font-name="Arial Unicode MS" fo:font-size="12pt" fo:language="es" fo:country="PR" fo:font-weight="bold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26" style:family="paragraph" style:parent-style-name="Text_20_body" style:list-style-name="L1">
      <style:text-properties style:use-window-font-color="true" style:font-name="Arial Unicode MS" fo:font-size="12pt" fo:language="es" fo:country="PR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27" style:family="paragraph" style:parent-style-name="Text_20_body" style:list-style-name="L1">
      <style:text-properties style:use-window-font-color="true" style:font-name="Arial Unicode MS" fo:font-size="12pt" fo:language="es" fo:country="PR" officeooo:rsid="000ef7fc" officeooo:paragraph-rsid="000ef7fc" style:font-name-asian="Arial Unicode MS" style:font-size-asian="12pt" style:font-name-complex="Arial Unicode MS" style:font-size-complex="12pt" style:language-complex="ar" style:country-complex="SA"/>
    </style:style>
    <style:style style:name="P28" style:family="paragraph" style:parent-style-name="Text_20_body" style:list-style-name="L1">
      <style:text-properties style:use-window-font-color="true" style:font-name="Arial Unicode MS" fo:font-size="12pt" fo:language="es" fo:country="PR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style:font-name="Arial Unicode MS" fo:font-size="12pt" style:text-underline-style="solid" style:text-underline-width="auto" style:text-underline-color="font-color" fo:font-weight="bold" style:font-name-asian="Arial Unicode MS" style:font-size-asian="12pt" style:font-weight-asian="bold" style:font-name-complex="Arial Unicode MS" style:font-size-complex="12pt"/>
    </style:style>
    <style:style style:name="P30" style:family="paragraph" style:parent-style-name="Standard" style:list-style-name="WW8Num1">
      <style:text-properties fo:font-size="12pt" officeooo:paragraph-rsid="000441ff" style:font-size-asian="12pt" style:font-size-complex="12pt"/>
    </style:style>
    <style:style style:name="P31" style:family="paragraph" style:parent-style-name="Standard" style:list-style-name="WW8Num1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32" style:family="paragraph" style:parent-style-name="Standard" style:list-style-name="WW8Num1">
      <style:text-properties style:font-name="Arial Unicode MS" fo:font-size="12pt" fo:language="es" fo:country="ES" officeooo:paragraph-rsid="000441ff" style:font-name-asian="Arial Unicode MS" style:font-size-asian="12pt" style:font-name-complex="Arial Unicode MS" style:font-size-complex="12pt"/>
    </style:style>
    <style:style style:name="P33" style:family="paragraph" style:parent-style-name="Standard" style:list-style-name="WW8Num5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34" style:family="paragraph" style:parent-style-name="Standard" style:list-style-name="WW8Num5">
      <style:text-properties style:font-name="Arial Unicode MS" fo:font-size="12pt" fo:font-weight="bold" officeooo:rsid="0007c9d6" officeooo:paragraph-rsid="0007c9d6" style:font-name-asian="Arial Unicode MS" style:font-size-asian="12pt" style:font-weight-asian="bold" style:font-name-complex="Arial Unicode MS" style:font-size-complex="12pt"/>
    </style:style>
    <style:style style:name="P35" style:family="paragraph" style:parent-style-name="Standard" style:list-style-name="WW8Num5">
      <style:text-properties style:font-name="Arial Unicode MS" fo:font-size="12pt" officeooo:rsid="000676ed" officeooo:paragraph-rsid="000676ed" style:font-name-asian="Arial Unicode MS" style:font-size-asian="12pt" style:font-name-complex="Arial Unicode MS" style:font-size-complex="12pt"/>
    </style:style>
    <style:style style:name="P36" style:family="paragraph" style:parent-style-name="Standard" style:list-style-name="WW8Num5">
      <style:text-properties style:font-name="Arial Unicode MS" fo:font-size="12pt" officeooo:rsid="000676ed" officeooo:paragraph-rsid="00091123" style:font-name-asian="Arial Unicode MS" style:font-size-asian="12pt" style:font-name-complex="Arial Unicode MS" style:font-size-complex="12pt"/>
    </style:style>
    <style:style style:name="P37" style:family="paragraph" style:parent-style-name="Standard" style:list-style-name="L2">
      <style:text-properties style:use-window-font-color="true" style:font-name="Arial Unicode MS" fo:font-size="12pt" fo:language="es" fo:country="PR" fo:font-weight="normal" officeooo:rsid="00207bdf" officeooo:paragraph-rsid="0007c9d6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38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207bdf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T1" style:family="text">
      <style:text-properties style:font-name="Arial Unicode MS" style:font-name-asian="Arial Unicode MS" style:font-name-complex="Arial Unicode MS"/>
    </style:style>
    <style:style style:name="T2" style:family="text">
      <style:text-properties style:font-name="Arial Unicode MS" officeooo:rsid="0008cf1c" style:font-name-asian="Arial Unicode MS" style:font-name-complex="Arial Unicode MS"/>
    </style:style>
    <style:style style:name="T3" style:family="text">
      <style:text-properties style:font-name="Arial Unicode MS" officeooo:rsid="000441ff" style:font-name-asian="Arial Unicode MS" style:font-name-complex="Arial Unicode MS"/>
    </style:style>
    <style:style style:name="T4" style:family="text">
      <style:text-properties style:font-name="Arial Unicode MS" style:font-name-asian="Arial Unicode MS" style:font-name-complex="Arial Unicode MS" style:font-weight-complex="bold"/>
    </style:style>
    <style:style style:name="T5" style:family="text">
      <style:text-properties style:font-name="Arial Unicode MS" officeooo:rsid="000676ed" style:font-name-asian="Arial Unicode MS" style:font-name-complex="Arial Unicode MS"/>
    </style:style>
    <style:style style:name="T6" style:family="text">
      <style:text-properties style:font-name="Arial Unicode MS" officeooo:rsid="0011cf0a" style:font-name-asian="Arial Unicode MS" style:font-name-complex="Arial Unicode MS"/>
    </style:style>
    <style:style style:name="T7" style:family="text">
      <style:text-properties style:font-name="Arial Unicode MS" officeooo:rsid="00134a41" style:font-name-asian="Arial Unicode MS" style:font-name-complex="Arial Unicode MS"/>
    </style:style>
    <style:style style:name="T8" style:family="text">
      <style:text-properties style:font-name="Arial Unicode MS" fo:font-weight="bold" officeooo:rsid="000441ff" style:font-name-asian="Arial Unicode MS" style:font-weight-asian="bold" style:font-name-complex="Arial Unicode MS"/>
    </style:style>
    <style:style style:name="T9" style:family="text">
      <style:text-properties style:font-name="Arial Unicode MS" fo:language="es" fo:country="ES" style:font-name-asian="Arial Unicode MS" style:font-name-complex="Arial Unicode MS"/>
    </style:style>
    <style:style style:name="T10" style:family="text">
      <style:text-properties style:font-name="Arial Unicode MS" fo:language="es" fo:country="ES" officeooo:rsid="000441ff" style:font-name-asian="Arial Unicode MS" style:font-name-complex="Arial Unicode MS"/>
    </style:style>
    <style:style style:name="T11" style:family="text">
      <style:text-properties style:font-name="Arial Unicode MS" fo:language="es" fo:country="ES" officeooo:rsid="000441ff" style:font-name-asian="Arial Unicode MS" style:font-name-complex="Arial Unicode MS" style:font-weight-complex="bold"/>
    </style:style>
    <style:style style:name="T12" style:family="text">
      <style:text-properties style:font-name="Arial Unicode MS" fo:language="es" fo:country="ES" officeooo:rsid="000676ed" style:font-name-asian="Arial Unicode MS" style:font-name-complex="Arial Unicode MS"/>
    </style:style>
    <style:style style:name="T13" style:family="text">
      <style:text-properties style:font-weight-complex="bold"/>
    </style:style>
    <style:style style:name="T14" style:family="text">
      <style:text-properties officeooo:rsid="000975e9" style:font-weight-complex="bold"/>
    </style:style>
    <style:style style:name="T15" style:family="text">
      <style:text-properties officeooo:rsid="000d6434" style:font-weight-complex="bold"/>
    </style:style>
    <style:style style:name="T16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/>
    </style:style>
    <style:style style:name="T17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 style:font-weight-complex="bold"/>
    </style:style>
    <style:style style:name="T18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0441ff" style:font-name-asian="Arial Unicode MS" style:font-size-asian="12pt" style:font-name-complex="Arial Unicode MS" style:font-size-complex="12pt"/>
    </style:style>
    <style:style style:name="T19" style:family="text">
      <style:text-properties fo:font-weight="bold"/>
    </style:style>
    <style:style style:name="T20" style:family="text">
      <style:text-properties fo:font-weight="bold" officeooo:rsid="000d6434" style:font-weight-asian="bold" style:font-weight-complex="bold"/>
    </style:style>
    <style:style style:name="T21" style:family="text">
      <style:text-properties fo:font-weight="bold" officeooo:rsid="000d6434"/>
    </style:style>
    <style:style style:name="T22" style:family="text">
      <style:text-properties officeooo:rsid="000441ff"/>
    </style:style>
    <style:style style:name="T23" style:family="text">
      <style:text-properties officeooo:rsid="00091123"/>
    </style:style>
    <style:style style:name="T24" style:family="text">
      <style:text-properties officeooo:rsid="000975e9"/>
    </style:style>
    <style:style style:name="T25" style:family="text">
      <style:text-properties officeooo:rsid="000cd908"/>
    </style:style>
    <style:style style:name="T26" style:family="text">
      <style:text-properties officeooo:rsid="000d6434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officeooo:rsid="000975e9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officeooo:rsid="0015cd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/>MINUTA</text:p>
      <text:p text:style-name="P3"/>
      <text:p text:style-name="P2"><text:span text:style-name="T17">Minuta No. 001</text:span><text:span text:style-name="apple-converted-space"><text:span text:style-name="T16"> de </text:span></text:span><text:span text:style-name="apple-converted-space"><text:span text:style-name="T18">Nombre de la empresa</text:span></text:span><text:span text:style-name="apple-converted-space"><text:span text:style-name="T16"> </text:span></text:span></text:p>
      <text:p text:style-name="P4"><text:tab/></text:p>
      <text:p text:style-name="P12"><text:span text:style-name="T1"><text:tab/>Fecha<text:tab/>: </text:span><text:span text:style-name="T6">Lunes</text:span><text:span text:style-name="T2"> XX de XX</text:span></text:p>
      <text:p text:style-name="P12"><text:span text:style-name="T1"><text:tab/>Hora <text:tab/>: </text:span><text:span text:style-name="T3">8</text:span><text:span text:style-name="T1">:30 </text:span></text:p>
      <text:p text:style-name="P12"><text:span text:style-name="T1"><text:tab/>Lugar<text:tab/>: </text:span><text:span text:style-name="T3">XXXXXXXXXXXXXXXXXXXXXXXXXXXXXXXXXX</text:span></text:p>
      <text:p text:style-name="P3"><text:tab/></text:p>
      <text:p text:style-name="P19"><text:span text:style-name="T1">Siendo las </text:span><text:span text:style-name="T3">XX:XX</text:span><text:span text:style-name="T1"> horas del día </text:span><text:span text:style-name="T3">11</text:span><text:span text:style-name="T1"> de Ma</text:span><text:span text:style-name="T3">rzo</text:span><text:span text:style-name="T1"> de 20</text:span><text:span text:style-name="T3">1</text:span><text:span text:style-name="T7">6</text:span><text:span text:style-name="T1">, se reúne el grupo: </text:span><text:span text:style-name="T8">Nombre de la empresa</text:span><text:span text:style-name="T1">, en sesión extraordinaria previa citación realizada.</text:span></text:p>
      <text:p text:style-name="P20">ASISTENTES:</text:p>
      <text:p text:style-name="P12"><text:span text:style-name="T9">La persona encargada </text:span><text:span text:style-name="T10">que</text:span><text:span text:style-name="T9"> preceder la reunión, <text:s/></text:span><text:span text:style-name="T10">Cristian Brenes G</text:span><text:span text:style-name="T9">, pasó lista y determinó que había quórum.</text:span></text:p>
      <text:p text:style-name="P6">Los asistentes a esta reunión son:</text:p>
      <text:p text:style-name="P6"/>
      <text:list xml:id="list852197310454289369" text:style-name="WW8Num1">
        <text:list-item>
          <text:p text:style-name="P30"><text:span text:style-name="T10">Cristian Brenes G</text:span><text:span text:style-name="T9"><text:tab/><text:tab/><text:tab/>_________________________</text:span></text:p>
        </text:list-item>
      </text:list>
      <text:p text:style-name="P17"/>
      <text:list xml:id="list180935774077489" text:continue-numbering="true" text:style-name="WW8Num1">
        <text:list-item>
          <text:p text:style-name="P32"><text:span text:style-name="T22">Cristian Brenes G</text:span><text:tab/><text:tab/><text:tab/>_________________________</text:p>
        </text:list-item>
      </text:list>
      <text:p text:style-name="P17"/>
      <text:list xml:id="list180934634769882" text:continue-numbering="true" text:style-name="WW8Num1">
        <text:list-item>
          <text:p text:style-name="P30"><text:span text:style-name="T11">Cristian Brenes G</text:span><text:span text:style-name="T4"><text:tab/><text:tab/><text:tab/></text:span><text:span text:style-name="T9">_________________________</text:span></text:p>
        </text:list-item>
      </text:list>
      <text:p text:style-name="P17"/>
      <text:list xml:id="list180934553780182" text:continue-numbering="true" text:style-name="WW8Num1">
        <text:list-header>
          <text:p text:style-name="P32"/>
        </text:list-header>
      </text:list>
      <text:p text:style-name="P6"/>
      <text:list xml:id="list180934176737574" text:continue-numbering="true" text:style-name="WW8Num1">
        <text:list-header>
          <text:p text:style-name="P31"/>
        </text:list-header>
      </text:list>
      <text:p text:style-name="P20">AGENDA:</text:p>
      <text:p text:style-name="P14"/>
      <text:p text:style-name="P7">ASUNTOS:</text:p>
      <text:p text:style-name="P18"/>
      <text:list xml:id="list1275184199032290488" text:style-name="WW8Num5">
        <text:list-item>
          <text:p text:style-name="P33">Asuntos tratados y acuerdos tomados</text:p>
        </text:list-item>
      </text:list>
      <text:p text:style-name="P13"><text:tab/><text:tab/></text:p>
      <text:list xml:id="list659088169281541147" text:style-name="L1">
        <text:list-item>
          <text:p text:style-name="P25">Qué he hecho </text:p>
          <text:list>
            <text:list-item>
              <text:p text:style-name="P26">¿Pude hacer todo lo que tenía planeado? </text:p>
            </text:list-item>
            <text:list-item>
              <text:p text:style-name="P27">Cuando estarán listos los <text:span text:style-name="T27">entregables</text:span> pendientes que no fueron alcanzados (Fecha y responsable)</text:p>
            </text:list-item>
          </text:list>
        </text:list-item>
        <text:list-item>
          <text:p text:style-name="P28"><text:span text:style-name="T19">Qué voy a hacer . </text:span><text:s/><text:span text:style-name="T26">A </text:span>partir de este momento? <text:span text:style-name="T24">(Este es el apartado que se llena en la reunión, donde se definen las tareas pendientes a desarrollar para la siguiente entrega)</text:span></text:p>
        </text:list-item>
        <text:list-item>
          <text:p text:style-name="P28"><text:soft-page-break/><text:span text:style-name="T21">I</text:span><text:span text:style-name="T19">mpedimentos <text:s/></text:span><text:span text:style-name="T26">Que impedimentos tuve</text:span> para cumplir mis compromisos en esta iteración y en el proyecto? </text:p>
        </text:list-item>
        <text:list-item>
          <text:p text:style-name="P38"><text:span text:style-name="T20">Tareas realizadas que no fueron planeadas</text:span><text:span text:style-name="T15">. </text:span><text:span text:style-name="T13">¿Que tareas hice que </text:span><text:span text:style-name="T29">no fueron planeadas?</text:span><text:span text:style-name="T13"> </text:span><text:span text:style-name="T14">(Se deben exponer las tares que se hicieron adicionales a las </text:span><text:span text:style-name="T28">fijadas</text:span><text:span text:style-name="T14">, todas ellas representan valor agregado al proyecto y se traducen en puntos adicionales)</text:span></text:p>
        </text:list-item>
      </text:list>
      <text:list xml:id="list180935810164412" text:continue-list="list1275184199032290488" text:style-name="WW8Num5">
        <text:list-item>
          <text:p text:style-name="P33">Asuntos Pendientes</text:p>
        </text:list-item>
      </text:list>
      <text:p text:style-name="P3"/>
      <text:list xml:id="list180934457921656" text:continue-numbering="true" text:style-name="WW8Num5">
        <text:list-item>
          <text:list>
            <text:list-item>
              <text:p text:style-name="P35">Tarea 1 que aún no se ha resuelto <text:span text:style-name="T23">y siguen postergándose </text:span></text:p>
            </text:list-item>
            <text:list-item>
              <text:p text:style-name="P36">Tarea 2 que aún no se ha resuelto <text:span text:style-name="T23">y siguen <text:s/>postergándose</text:span></text:p>
            </text:list-item>
            <text:list-item>
              <text:p text:style-name="P36">Tarea 3 que aún no se ha resuelto <text:span text:style-name="T23">y siguen <text:s/>postergándose</text:span></text:p>
            </text:list-item>
          </text:list>
        </text:list-item>
      </text:list>
      <text:p text:style-name="P15"/>
      <text:list xml:id="list180934709767260" text:continue-numbering="true" text:style-name="WW8Num5">
        <text:list-item>
          <text:p text:style-name="P33">Asuntos Nuevos</text:p>
          <text:p text:style-name="P33"/>
        </text:list-item>
      </text:list>
      <text:list xml:id="list2123130272589949680" text:style-name="L2">
        <text:list-item>
          <text:p text:style-name="P37">Módulos funcionales nuevos <text:span text:style-name="T23">que <text:s/>a la luz de las discusiones van siendo pertinentes de desarrollar, aún cuando no necesariamente lleguen a implementarse. No comprometen un hito de desarrollo</text:span></text:p>
        </text:list-item>
      </text:list>
      <text:list xml:id="list180935712483920" text:continue-list="list180934709767260" text:style-name="WW8Num5">
        <text:list-header>
          <text:p text:style-name="P33"/>
        </text:list-header>
        <text:list-item>
          <text:p text:style-name="P34">Cumplimiento de tareas asignadas</text:p>
        </text:list-item>
      </text:list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Tarea </text:p>
          </table:table-cell>
          <table:table-cell table:style-name="Tabla1.A1" office:value-type="string">
            <text:p text:style-name="P21">Responsable</text:p>
          </table:table-cell>
          <table:table-cell table:style-name="Tabla1.A1" office:value-type="string">
            <text:p text:style-name="P21">Grado de conclusión</text:p>
          </table:table-cell>
          <table:table-cell table:style-name="Tabla1.D1" office:value-type="string">
            <text:p text:style-name="P22">Nota</text:p>
          </table:table-cell>
        </table:table-row>
        <table:table-row>
          <table:table-cell table:style-name="Tabla1.A4" office:value-type="string">
            <text:p text:style-name="P24">Descripción de tarea 1</text:p>
          </table:table-cell>
          <table:table-cell table:style-name="Tabla1.B4" office:value-type="string">
            <text:p text:style-name="P23">*</text:p>
          </table:table-cell>
          <table:table-cell table:style-name="Tabla1.C2" office:value-type="string">
            <text:p text:style-name="P23"/>
          </table:table-cell>
          <table:table-cell table:style-name="Tabla1.D2" office:value-type="string">
            <text:p text:style-name="P23"/>
          </table:table-cell>
        </table:table-row>
        <table:table-row>
          <table:table-cell table:style-name="Tabla1.A4" office:value-type="string">
            <text:p text:style-name="P24">Descripción de tarea 2</text:p>
          </table:table-cell>
          <table:table-cell table:style-name="Tabla1.B4" office:value-type="string">
            <text:p text:style-name="P23"/>
          </table:table-cell>
          <table:table-cell table:style-name="Tabla1.C3" office:value-type="string">
            <text:p text:style-name="P23"/>
          </table:table-cell>
          <table:table-cell table:style-name="Tabla1.D3" office:value-type="string">
            <text:p text:style-name="P23"/>
          </table:table-cell>
        </table:table-row>
        <table:table-row>
          <table:table-cell table:style-name="Tabla1.A4" office:value-type="string">
            <text:p text:style-name="P24">Descripción de tarea 3</text:p>
          </table:table-cell>
          <table:table-cell table:style-name="Tabla1.B4" office:value-type="string">
            <text:p text:style-name="P23"/>
          </table:table-cell>
          <table:table-cell table:style-name="Tabla1.C4" office:value-type="string">
            <text:p text:style-name="P23"/>
          </table:table-cell>
          <table:table-cell table:style-name="Tabla1.D4" office:value-type="string">
            <text:p text:style-name="P23"/>
          </table:table-cell>
        </table:table-row>
      </table:table>
      <text:p text:style-name="P16"/>
      <text:p text:style-name="P16"/>
      <text:p text:style-name="P5">*Aunque el proyecto es grupal, en cada iteración se asignará una persona del grupo como responsable de cada una de las tareas asignadas.</text:p>
      <text:p text:style-name="P9">**Existen tareas ya definidas <text:span text:style-name="T25">como avances revisables en cada iteración:</text:span></text:p>
      <text:p text:style-name="P10">1. Diagramas de casos de uso</text:p>
      <text:p text:style-name="P10">2. Modelo de datos</text:p>
      <text:p text:style-name="P10">3. Diagrama de aplicación</text:p>
      <text:p text:style-name="P11">4. Módulos funcionales <text:span text:style-name="T30">en ejecución</text:span></text:p>
      <text:p text:style-name="P8"/>
      <text:p text:style-name="P7">PROXIMA REUNION:</text:p>
      <text:p text:style-name="P3"/>
      <text:p text:style-name="P3"/>
      <text:p text:style-name="P12"><text:span text:style-name="T1">Fecha: </text:span><text:span text:style-name="T2">XX de XX</text:span></text:p>
      <text:p text:style-name="P12"><text:span text:style-name="T1">Hora: </text:span><text:span text:style-name="T5">8</text:span><text:span text:style-name="T1">:00 AM</text:span></text:p>
      <text:p text:style-name="P12"><text:span text:style-name="T1">Lugar: </text:span><text:span text:style-name="T5">XXXXXXXXXXXXXXXXXXXXXXXXXXXXXXXXXX</text:span></text:p>
      <text:p text:style-name="P3"><text:soft-page-break/></text:p>
      <text:p text:style-name="P7"/>
      <text:p text:style-name="P7">CLAUSURA:</text:p>
      <text:p text:style-name="P3"/>
      <text:p text:style-name="P12"><text:span text:style-name="T12">Cristian Brenes G</text:span><text:span text:style-name="T1">, como persona encargada de preceder la reunión, clausura la reunión a las </text:span><text:span text:style-name="T2">XXXX</text:span><text:span text:style-name="T1"> horas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P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language="es" fo:country="ES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 Unicode MS" fo:font-family="'Arial Unicode MS'" style:font-family-generic="swiss" style:font-pitch="variable" fo:font-size="10pt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/>
    </style:style>
    <style:style style:name="WW8Num5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6z2" style:family="text"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8Num6z3" style:family="text">
      <style:text-properties style:font-name="Arial Unicode MS" fo:font-family="'Arial Unicode MS'" style:font-family-generic="swiss" style:font-pitch="variable" fo:font-size="10pt" fo:language="fr" fo:country="FR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apple-converted-space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I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I" text:start-value="5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49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MINUTA</dc:title>
    <meta:initial-creator>speedy</meta:initial-creator>
    <meta:creation-date>2009-05-27T01:12:00</meta:creation-date>
    <dc:date>2017-08-19T18:09:33.949276655</dc:date>
    <meta:editing-cycles>23</meta:editing-cycles>
    <meta:editing-duration>PT1H9M28S</meta:editing-duration>
    <meta:generator>LibreOffice/5.1.4.2$Linux_X86_64 LibreOffice_project/10m0$Build-2</meta:generator>
    <meta:document-statistic meta:table-count="1" meta:image-count="0" meta:object-count="0" meta:page-count="3" meta:paragraph-count="53" meta:word-count="385" meta:character-count="2340" meta:non-whitespace-character-count="1994"/>
  </office:meta>
</office:document-meta>
</file>